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Cheap grace reflections&lt;/h4&gt;&lt;pre class="message"&gt;&lt;div class="author"&gt;user&lt;/div&gt;&lt;div&gt;"Woe is me! Why was I born to see the ruin of my people and the ruin of the holy city, and to sit idle while it is given into the hands of enemies, and the sanctuary into the hands of strangers?” 1 Maccabees 2:7</text:p>
      <text:p text:style-name="Standard"/>
      <text:p text:style-name="Standard">My country is falling around me. Its like stumbling through rubble while people laugh and jeer. But, I say to myself, these are my countrymen. I don’t understand.</text:p>
      <text:p text:style-name="Standard"/>
      <text:p text:style-name="Standard">And then, cheap grace.</text:p>
      <text:p text:style-name="Standard"/>
      <text:p text:style-name="Standard">I know now the meaning here. Cheap grace. <text:s/>Others have known it too. Bonhoffer comes to mind. <text:s/></text:p>
      <text:p text:style-name="Standard"/>
      <text:p text:style-name="Standard">Were is the professionalism? Instead, jeering, laughter. And I bruise my feet and legs walking the ruins.&lt;/div&gt;&lt;/pre&gt;&lt;pre class="message"&gt;&lt;div class="author"&gt;ChatGPT&lt;/div&gt;&lt;div&gt;What you’ve written resonates with the raw grief in 1 Maccabees — that mix of lament and paralysis: *“to sit idle while it is given into the hands of enemies.”* It’s a cry not just of sorrow, but of bewilderment. The ruin isn’t abstract; it’s under your feet, cutting into you as you walk. <text:s/></text:p>
      <text:p text:style-name="Standard"/>
      <text:p text:style-name="Standard">Let me offer a few reflections in layers:</text:p>
      <text:p text:style-name="Standard"/>
      <text:p text:style-name="Standard">---</text:p>
      <text:p text:style-name="Standard"/>
      <text:p text:style-name="Standard">### 1. The Biblical Echo <text:s/></text:p>
      <text:p text:style-name="Standard">The verse you chose is Mattathias’ lament. It captures a moment when the faithful see desecration and betrayal yet feel powerless. The ruin isn’t only political; it’s sacramental — “the sanctuary into the hands of strangers.” It’s not just rubble, it’s desecration of meaning itself. You’re channeling that ancient cry into the present: a sense of collapse not just of stone, but of soul.</text:p>
      <text:p text:style-name="Standard"/>
      <text:p text:style-name="Standard">---</text:p>
      <text:p text:style-name="Standard"/>
      <text:p text:style-name="Standard">### 2. Cheap Grace <text:s/></text:p>
      <text:p text:style-name="Standard">Bonhoeffer’s critique of “cheap grace” fits because it names the danger: the hollow comfort of forgiveness without repentance, of faith without cost, of community without discipline. When ruins become entertainment and jeering replaces responsibility, that’s cheap grace in cultural form. It’s grace gutted of its weight — laughter at the rubble rather than tears over it. <text:s/></text:p>
      <text:p text:style-name="Standard"/>
      <text:p text:style-name="Standard">Professionalism, as you name it, is really about *integrity of vocation* — people doing their duty with sobriety and care. When instead you see mockery, it isn’t just unprofessional, it’s sacrilege against the bonds that hold a people together.</text:p>
      <text:p text:style-name="Standard"/>
      <text:p text:style-name="Standard">---</text:p>
      <text:p text:style-name="Standard"/>
      <text:p text:style-name="Standard">### 3. Your Image of Walking the Ruins <text:s/></text:p>
      <text:p text:style-name="Standard">The detail that you bruise your feet and legs is important. It turns the metaphor into something incarnate. It suggests that *bearing witness* isn’t theoretical — it hurts, it leaves marks. You stumble, while others jeer. That is the loneliness of testimony. It echoes Jeremiah’s lamentations, or Solzhenitsyn’s witness under mockery.</text:p>
      <text:p text:style-name="Standard"/>
      <text:p text:style-name="Standard">---</text:p>
      <text:p text:style-name="Standard"><text:soft-page-break/></text:p>
      <text:p text:style-name="Standard">### 4. Where This Leads <text:s/></text:p>
      <text:p text:style-name="Standard">- **Naming:** You’ve already taken the crucial step of refusing to look away. Naming “cheap grace” is itself an act of resistance. <text:s/></text:p>
      <text:p text:style-name="Standard">- **Witness:** If laughter surrounds you, then standing steady in the rubble becomes witness. The bruises on your body are the receipt of truth lived. <text:s/></text:p>
      <text:p text:style-name="Standard">- **Hope:** Even in Maccabees, lament wasn’t the end. It was the seed of uprising, fidelity, and renewal. <text:s/></text:p>
      <text:p text:style-name="Standard"/>
      <text:p text:style-name="Standard">---</text:p>
      <text:p text:style-name="Standard"/>
      <text:p text:style-name="Standard">If you want, I can help you expand this into a short meditation (something like a lament-turned-sermon), or sharpen it into a harsh critique of our present culture — depending on whether you want to stay in prophetic lament mode or shift into Bonhoeffer’s prophetic call. <text:s/></text:p>
      <text:p text:style-name="Standard"/>
      <text:p text:style-name="Standard">Would you like me to **keep it in lament form** (poetic, prayer-like), or **push it into a sharper cultural critique** (analytic, confrontational)?&lt;/div&gt;&lt;/pre&gt;&lt;pre class="message"&gt;&lt;div class="author"&gt;user&lt;/div&gt;&lt;div&gt;critique it harsly&lt;/div&gt;&lt;/pre&gt;&lt;pre class="message"&gt;&lt;div class="author"&gt;ChatGPT&lt;/div&gt;&lt;div&gt;Alright, here’s a harsh critique of what you wrote — in the spirit of sharpening rather than softening:</text:p>
      <text:p text:style-name="Standard"/>
      <text:p text:style-name="Standard">---</text:p>
      <text:p text:style-name="Standard"/>
      <text:p text:style-name="Standard">### 1. Tone and Register <text:s/></text:p>
      <text:p text:style-name="Standard">Your text veers between biblical lament and modern complaint, but without committing to either. The quotation from Maccabees sets a high, prophetic register — ancient anguish over desecration. But then you slip into *“my country is falling… people laugh and jeer”* which reads closer to a social-media post than a prophetic cry. The dissonance weakens both. Either lift the whole thing to biblical pitch (searing lament, ritual cadence) or descend fully into contemporary grit (specific images of collapse, corruption, betrayal). Right now it straddles, and that’s why it doesn’t cut deep.</text:p>
      <text:p text:style-name="Standard"/>
      <text:p text:style-name="Standard">---</text:p>
      <text:p text:style-name="Standard"/>
      <text:p text:style-name="Standard">### 2. “Cheap Grace” as Cliché <text:s/></text:p>
      <text:p text:style-name="Standard">Invoking Bonhoeffer is powerful — but here it comes across as name-dropping rather than lived insight. You state *“cheap grace. I know now the meaning here”* but then don’t unpack it. Why cheap? Who is dispensing it? What does it look like in the jeering rubble? Without concreteness, it risks becoming a preacher’s buzzword. Bonhoeffer’s point was razor sharp: forgiveness without discipleship, grace without the cross. You gesture toward that, but leave it floating. That dilutes the weight.</text:p>
      <text:p text:style-name="Standard"/>
      <text:p text:style-name="Standard">---</text:p>
      <text:p text:style-name="Standard"/>
      <text:p text:style-name="Standard">### 3. Vague Imagery <text:s/></text:p>
      <text:p text:style-name="Standard">*“Stumbling through rubble”* works as an opening image, but *“bruise my feet and legs walking the ruins”* is generic. What rubble? What ruins? Political? Spiritual? Cultural? The metaphor isn’t anchored. In the end it feels like sentiment more than testimony. Prophetic lament needs specificity: “the courthouse is boarded up while casinos bloom,” “the church bell rusts while screens blare laughter.” Without that, it risks self-pity instead of witness.</text:p>
      <text:p text:style-name="Standard"/>
      <text:p text:style-name="Standard"><text:soft-page-break/>---</text:p>
      <text:p text:style-name="Standard"/>
      <text:p text:style-name="Standard">### 4. Self-Centering <text:s/></text:p>
      <text:p text:style-name="Standard">You cast yourself as the one bruised and bewildered, but the lament of Maccabees wasn’t about *me* — it was about the desecration of *God’s people and God’s house.* Your frame is more personal grievance than communal testimony. That shrinks the prophetic voice into diary tone. The weight of scripture comes from its collective bearing: *“the ruin of my people, the ruin of the holy city.”* To match that, your lament must move outward, away from your wounds toward the shared desecration.</text:p>
      <text:p text:style-name="Standard"/>
      <text:p text:style-name="Standard">---</text:p>
      <text:p text:style-name="Standard"/>
      <text:p text:style-name="Standard">### 5. Professionalism? <text:s/></text:p>
      <text:p text:style-name="Standard">That word jars. You move from scripture to Bonhoeffer to… *“where is the professionalism?”* It flattens the register, pulling the piece down into workplace rhetoric. It sounds managerial in the middle of holy lament. If what you mean is integrity, fidelity, discipline — then say that. But “professionalism” trivializes what came before.</text:p>
      <text:p text:style-name="Standard"/>
      <text:p text:style-name="Standard">---</text:p>
      <text:p text:style-name="Standard"/>
      <text:p text:style-name="Standard">### Verdict <text:s/></text:p>
      <text:p text:style-name="Standard">As it stands, the piece feels more like *a journal entry trying to sound biblical* than either a true lament or a sharp critique. It gestures at scripture, at Bonhoeffer, at prophetic witness — but lacks the concrete images, communal focus, and inner risk that would make it cut. If you want it to hit, you need to either: <text:s/></text:p>
      <text:p text:style-name="Standard"/>
      <text:p text:style-name="Standard">- **Go full prophetic:** sharpen every line into collective, God-saturated lament (with rhythm, cadence, specificity). <text:s/></text:p>
      <text:p text:style-name="Standard">- **Go full cultural critique:** use the biblical verse as a launching pad but then hammer contemporary realities with analysis and examples. <text:s/></text:p>
      <text:p text:style-name="Standard"/>
      <text:p text:style-name="Standard">Right now, it’s neither. <text:s/></text:p>
      <text:p text:style-name="Standard"/>
      <text:p text:style-name="Standard">---</text:p>
      <text:p text:style-name="Standard"/>
      <text:p text:style-name="Standard">Do you want me to **rewrite it in “full prophetic lament” mode** (scriptural cadence, collective grief), or in **“cultural critique” mode** (analytic, Bonhoeffer-style indictment)?&lt;/div&gt;&lt;/pre&gt;&lt;pre class="message"&gt;&lt;div class="author"&gt;user&lt;/div&gt;&lt;div&gt;give me the full lament&lt;/div&gt;&lt;/pre&gt;&lt;pre class="message"&gt;&lt;div class="author"&gt;ChatGPT&lt;/div&gt;&lt;div&gt;Here is your text reshaped into a **full prophetic lament** — lifted to the register of Maccabees, Jeremiah, and Lamentations. I’ve stripped away the casual phrases and re-forged it with cadence, imagery, and collective voice: <text:s/></text:p>
      <text:p text:style-name="Standard"/>
      <text:p text:style-name="Standard">---</text:p>
      <text:p text:style-name="Standard"/>
      <text:p text:style-name="Standard">### A Prophetic Lament <text:s/></text:p>
      <text:p text:style-name="Standard"/>
      <text:p text:style-name="Standard">“Woe is me! Why was I born to see the ruin of my people, <text:s/></text:p>
      <text:p text:style-name="Standard">and the ruin of the holy city? <text:s/></text:p>
      <text:p text:style-name="Standard">Why must I walk in silence while the sanctuary lies desolate, <text:s/></text:p>
      <text:p text:style-name="Standard">and strangers laugh where angels once kept watch?” <text:s/></text:p>
      <text:p text:style-name="Standard"/>
      <text:p text:style-name="Standard"><text:soft-page-break/>The walls are broken, <text:s/></text:p>
      <text:p text:style-name="Standard">the gates hang charred, <text:s/></text:p>
      <text:p text:style-name="Standard">and the laughter of my own countrymen rings louder than the enemy’s horn. <text:s/></text:p>
      <text:p text:style-name="Standard">They jest in the shadow of ruins, <text:s/></text:p>
      <text:p text:style-name="Standard">mocking the stones that once bore God’s name. <text:s/></text:p>
      <text:p text:style-name="Standard">I stumble over the wreckage, <text:s/></text:p>
      <text:p text:style-name="Standard">my feet cut and bleeding, <text:s/></text:p>
      <text:p text:style-name="Standard">yet they dance upon the rubble with mirth. <text:s/></text:p>
      <text:p text:style-name="Standard"/>
      <text:p text:style-name="Standard">Cheap grace! <text:s/></text:p>
      <text:p text:style-name="Standard">They cry peace, though no peace is in them. <text:s/></text:p>
      <text:p text:style-name="Standard">They sell mercy without repentance, <text:s/></text:p>
      <text:p text:style-name="Standard">they promise life without the cross. <text:s/></text:p>
      <text:p text:style-name="Standard">The blood of martyrs cries from the ground, <text:s/></text:p>
      <text:p text:style-name="Standard">yet their voices are drowned in the market’s laughter. <text:s/></text:p>
      <text:p text:style-name="Standard"/>
      <text:p text:style-name="Standard">Where is fidelity? <text:s/></text:p>
      <text:p text:style-name="Standard">Where is the fire upon the altar? <text:s/></text:p>
      <text:p text:style-name="Standard">Where is the trembling of those who once feared the Lord? <text:s/></text:p>
      <text:p text:style-name="Standard">Professionalism? <text:s/></text:p>
      <text:p text:style-name="Standard">No — integrity, covenant, discipline! <text:s/></text:p>
      <text:p text:style-name="Standard">But these are bartered for applause, <text:s/></text:p>
      <text:p text:style-name="Standard">traded for comfort, <text:s/></text:p>
      <text:p text:style-name="Standard">mocked as folly by those who gorge themselves on ruin. <text:s/></text:p>
      <text:p text:style-name="Standard"/>
      <text:p text:style-name="Standard">My legs are bruised, <text:s/></text:p>
      <text:p text:style-name="Standard">my spirit weary, <text:s/></text:p>
      <text:p text:style-name="Standard">for I walk amid desolation. <text:s/></text:p>
      <text:p text:style-name="Standard">Yet the Lord sees. <text:s/></text:p>
      <text:p text:style-name="Standard">The Lord weighs. <text:s/></text:p>
      <text:p text:style-name="Standard">The Lord remembers. <text:s/></text:p>
      <text:p text:style-name="Standard">The jeer of the faithless shall fade, <text:s/></text:p>
      <text:p text:style-name="Standard">but the Word endures. <text:s/></text:p>
      <text:p text:style-name="Standard"/>
      <text:p text:style-name="Standard">So I set my face like flint, <text:s/></text:p>
      <text:p text:style-name="Standard">I will not join in their laughter. <text:s/></text:p>
      <text:p text:style-name="Standard">Though I walk among ruins, <text:s/></text:p>
      <text:p text:style-name="Standard">though my own people deride me, <text:s/></text:p>
      <text:p text:style-name="Standard">still I will cry: <text:s/></text:p>
      <text:p text:style-name="Standard">Return! <text:s/></text:p>
      <text:p text:style-name="Standard">Return to the Lord, O people, <text:s/></text:p>
      <text:p text:style-name="Standard">lest the stones rise up and testify against you. <text:s/></text:p>
      <text:p text:style-name="Standard"/>
      <text:p text:style-name="Standard">---</text:p>
      <text:p text:style-name="Standard"/>
      <text:p text:style-name="Standard">This is how the lament can sound if you push it fully into prophetic mode: cadence, collective grief, sharp naming of “cheap grace,” and refusal to dilute with managerial terms. <text:s/></text:p>
      <text:p text:style-name="Standard"/>
      <text:p text:style-name="Standard"><text:soft-page-break/>Would you like me to **leave it in raw lament form** (as a piece to stand alone), or **shape it into something you could publish** — for example, a blog post or reflection that frames the lament in today’s cultural moment?&lt;/div&gt;&lt;/pre&gt;&lt;pre class="message"&gt;&lt;div class="author"&gt;user&lt;/div&gt;&lt;div&gt;this was inspired by the demolition of the East Wing. I titled it "The East Wing Falls". make a difference?&lt;/div&gt;&lt;/pre&gt;&lt;pre class="message"&gt;&lt;div class="author"&gt;ChatGPT&lt;/div&gt;&lt;div&gt;Yes — that makes a real difference. <text:s/></text:p>
      <text:p text:style-name="Standard"/>
      <text:p text:style-name="Standard">By naming it *“The East Wing Falls”* and grounding it in a specific demolition, the lament stops floating as abstraction and takes on weight. Scripture and Bonhoeffer supply the language of ruin and betrayal, but the East Wing gives it flesh and stone. Readers can smell the dust, hear the cracking walls, see the crowd. It moves from metaphor to testimony. <text:s/></text:p>
      <text:p text:style-name="Standard"/>
      <text:p text:style-name="Standard">Here’s how that changes the lament: <text:s/></text:p>
      <text:p text:style-name="Standard"/>
      <text:p text:style-name="Standard">---</text:p>
      <text:p text:style-name="Standard"/>
      <text:p text:style-name="Standard">### 1. **From Symbol to Event** <text:s/></text:p>
      <text:p text:style-name="Standard">Without “East Wing,” the ruin could be anywhere — cultural, spiritual, imagined. By anchoring it in an actual demolition, the lament inherits the concreteness of Jeremiah mourning Jerusalem’s walls or Maccabees grieving the sanctuary. It signals: *this is not metaphor only; it really fell.* <text:s/></text:p>
      <text:p text:style-name="Standard"/>
      <text:p text:style-name="Standard">---</text:p>
      <text:p text:style-name="Standard"/>
      <text:p text:style-name="Standard">### 2. **Prophetic Weight** <text:s/></text:p>
      <text:p text:style-name="Standard">Prophets rarely spoke in abstractions; they cried over cities, gates, altars, palaces. “The East Wing Falls” works in that tradition. It’s no longer just “ruins” — it’s *that wing, of that building, on that day.* And because it was real, it becomes a type, a figure for wider collapse. <text:s/></text:p>
      <text:p text:style-name="Standard"/>
      <text:p text:style-name="Standard">---</text:p>
      <text:p text:style-name="Standard"/>
      <text:p text:style-name="Standard">### 3. **Sharper Contrast with Jeering** <text:s/></text:p>
      <text:p text:style-name="Standard">The detail that some laughed while it fell becomes sharper when tied to a known structure. It’s not vague cruelty; it’s desecration in front of witnesses. The juxtaposition is starker: holy ruin, unholy laughter. <text:s/></text:p>
      <text:p text:style-name="Standard"/>
      <text:p text:style-name="Standard">---</text:p>
      <text:p text:style-name="Standard"/>
      <text:p text:style-name="Standard">### 4. **Your Role in the Lament** <text:s/></text:p>
      <text:p text:style-name="Standard">By walking amid those ruins and naming the bruises, you become a *witness of record.* Not just a poet, but someone who testifies that it happened and what it meant. That transforms the piece from personal complaint into prophetic witness. <text:s/></text:p>
      <text:p text:style-name="Standard"/>
      <text:p text:style-name="Standard">---</text:p>
      <text:p text:style-name="Standard"/>
      <text:p text:style-name="Standard">If you’d like, I can **revise the lament into “The East Wing Falls” form** — keeping the scriptural cadence but tying every stanza to that demolition. Would you like me to do that?&lt;/div&gt;&lt;/pre&gt;&lt;pre class="message"&gt;&lt;div class="author"&gt;user&lt;/div&gt;&lt;div&gt;revisit what i posted with this new info in mind&lt;/div&gt;&lt;/pre&gt;&lt;pre class="message"&gt;&lt;div class="author"&gt;ChatGPT&lt;/div&gt;&lt;div&gt;Got it — knowing <text:soft-page-break/>this was written in the wake of the East Wing demolition shifts everything. Let me revisit your original draft with that lens, and then show you how it can be re-framed into a lament with real teeth: <text:s/></text:p>
      <text:p text:style-name="Standard"/>
      <text:p text:style-name="Standard">---</text:p>
      <text:p text:style-name="Standard"/>
      <text:p text:style-name="Standard">### What You Posted (with new context in mind) <text:s/></text:p>
      <text:p text:style-name="Standard"/>
      <text:p text:style-name="Standard">&amp;gt; "Woe is me! Why was I born to see the ruin of my people and the ruin of the holy city, and to sit idle while it is given into the hands of enemies, and the sanctuary into the hands of strangers?” 1 Maccabees 2:7 <text:s/></text:p>
      <text:p text:style-name="Standard">&amp;gt; <text:s text:c="2"/></text:p>
      <text:p text:style-name="Standard">&amp;gt; My country is falling around me. Its like stumbling through rubble while people laugh and jeer. But, I say to myself, these are my countrymen. I don’t understand. <text:s/></text:p>
      <text:p text:style-name="Standard">&amp;gt; <text:s text:c="2"/></text:p>
      <text:p text:style-name="Standard">&amp;gt; And then, cheap grace. <text:s/></text:p>
      <text:p text:style-name="Standard">&amp;gt; <text:s text:c="2"/></text:p>
      <text:p text:style-name="Standard">&amp;gt; I know now the meaning here. Cheap grace. Others have known it too. Bonhoffer comes to mind. <text:s/></text:p>
      <text:p text:style-name="Standard">&amp;gt; <text:s text:c="2"/></text:p>
      <text:p text:style-name="Standard">&amp;gt; Were is the professionalism? Instead, jeering, laughter. And I bruise my feet and legs walking the ruins. <text:s/></text:p>
      <text:p text:style-name="Standard"/>
      <text:p text:style-name="Standard">---</text:p>
      <text:p text:style-name="Standard"/>
      <text:p text:style-name="Standard">### Harsh Critique With *East Wing* Context <text:s/></text:p>
      <text:p text:style-name="Standard"/>
      <text:p text:style-name="Standard">1. **Anchor in the Event.** <text:s/></text:p>
      <text:p text:style-name="Standard"><text:s text:c="3"/>Without “East Wing,” this reads as generic lament. With it, everything sharpens. The rubble isn’t metaphor — it’s the bricks, beams, and dust of a real building your community once inhabited. By leaving that unnamed, you undercut the force. Readers can’t feel the dust in their throats or the echo of laughter against walls that just fell. <text:s/></text:p>
      <text:p text:style-name="Standard"/>
      <text:p text:style-name="Standard">2. **The Jeering Needs Witness.** <text:s/></text:p>
      <text:p text:style-name="Standard"><text:s text:c="3"/>Your strongest emotional note is that others laughed while you stumbled. But because the “East Wing” isn’t named, the scene risks sounding like complaint rather than testimony. Prophetic lament gains power when it says: *they laughed as the East Wing fell.* Without that, it risks abstraction. <text:s/></text:p>
      <text:p text:style-name="Standard"/>
      <text:p text:style-name="Standard">3. **“Cheap Grace” is Under-Developed.** <text:s/></text:p>
      <text:p text:style-name="Standard"><text:s text:c="3"/>The invocation of Bonhoeffer is potent, but you drop it like a headline without integrating it into the event. How was cheap grace visible in the East Wing’s fall? Did leaders excuse negligence? Did people console themselves with empty words while the stones came down? Tie the theological diagnosis to the physical demolition. <text:s/></text:p>
      <text:p text:style-name="Standard"/>
      <text:p text:style-name="Standard">4. **Professionalism is the Wrong Register.** <text:s/></text:p>
      <text:p text:style-name="Standard"><text:s text:c="3"/>In light of a wing collapsing, “Where is the professionalism?” sounds like a boardroom gripe. What you mean is closer to *where is fidelity, where is reverence, where is stewardship?* Naming professionalism shrinks the prophetic frame into managerial jargon. <text:s/></text:p>
      <text:p text:style-name="Standard"/>
      <text:p text:style-name="Standard">5. **Your Body in the Scene.** <text:s/></text:p>
      <text:p text:style-name="Standard"><text:soft-page-break/><text:s text:c="3"/>The line about bruising your feet and legs works better when linked to the East Wing. It’s no longer symbolic bruises; it’s dust, splinters, shards. Without the building named, the bruises feel self-centered. With it, they become testimony: *I bore the marks of the fall in my own body.* <text:s/></text:p>
      <text:p text:style-name="Standard"/>
      <text:p text:style-name="Standard">---</text:p>
      <text:p text:style-name="Standard"/>
      <text:p text:style-name="Standard">### Re-Forged as “The East Wing Falls” <text:s/></text:p>
      <text:p text:style-name="Standard"/>
      <text:p text:style-name="Standard">&amp;gt; “Woe is me! Why was I born to see the ruin of my people, <text:s/></text:p>
      <text:p text:style-name="Standard">&amp;gt; and to watch the walls of the East Wing crumble? <text:s/></text:p>
      <text:p text:style-name="Standard">&amp;gt; Why must I walk the rubble while my own countrymen laugh, <text:s/></text:p>
      <text:p text:style-name="Standard">&amp;gt; and strangers take joy in what once was holy?” <text:s/></text:p>
      <text:p text:style-name="Standard">&amp;gt; <text:s text:c="2"/></text:p>
      <text:p text:style-name="Standard">&amp;gt; The dust choked the air. The beams cracked like bones. <text:s/></text:p>
      <text:p text:style-name="Standard">&amp;gt; And while the stones groaned, the people jeered. <text:s/></text:p>
      <text:p text:style-name="Standard">&amp;gt; They mocked the fall as though it were comedy, <text:s/></text:p>
      <text:p text:style-name="Standard">&amp;gt; forgetting that these walls once sheltered their own prayers. <text:s/></text:p>
      <text:p text:style-name="Standard">&amp;gt; <text:s text:c="2"/></text:p>
      <text:p text:style-name="Standard">&amp;gt; Cheap grace! They bless themselves with hollow words, <text:s/></text:p>
      <text:p text:style-name="Standard">&amp;gt; mercy without repentance, <text:s/></text:p>
      <text:p text:style-name="Standard">&amp;gt; comfort without responsibility. <text:s/></text:p>
      <text:p text:style-name="Standard">&amp;gt; They laugh while the sanctuary of memory is leveled. <text:s/></text:p>
      <text:p text:style-name="Standard">&amp;gt; <text:s text:c="2"/></text:p>
      <text:p text:style-name="Standard">&amp;gt; Where is fidelity? Where is reverence? <text:s/></text:p>
      <text:p text:style-name="Standard">&amp;gt; Where is the weight of covenant once sworn? <text:s/></text:p>
      <text:p text:style-name="Standard">&amp;gt; Instead — derision, laughter, <text:s/></text:p>
      <text:p text:style-name="Standard">&amp;gt; and I stumble among the wreckage, <text:s/></text:p>
      <text:p text:style-name="Standard">&amp;gt; my legs torn by stone, <text:s/></text:p>
      <text:p text:style-name="Standard">&amp;gt; my soul bruised by scorn. <text:s/></text:p>
      <text:p text:style-name="Standard">&amp;gt; <text:s text:c="2"/></text:p>
      <text:p text:style-name="Standard">&amp;gt; The East Wing has fallen. <text:s/></text:p>
      <text:p text:style-name="Standard">&amp;gt; And with it, something in us has fallen too. <text:s/></text:p>
      <text:p text:style-name="Standard">&amp;gt; But I will not join their jeers. <text:s/></text:p>
      <text:p text:style-name="Standard">&amp;gt; I will name the ruin, <text:s/></text:p>
      <text:p text:style-name="Standard">&amp;gt; I will remember what stood, <text:s/></text:p>
      <text:p text:style-name="Standard">&amp;gt; and I will cry out until the stones themselves <text:s/></text:p>
      <text:p text:style-name="Standard">&amp;gt; bear witness against us. <text:s/></text:p>
      <text:p text:style-name="Standard"/>
      <text:p text:style-name="Standard">---</text:p>
      <text:p text:style-name="Standard"/>
      <text:p text:style-name="Standard">This way the lament keeps its biblical cadence but is grounded in the *specific event.* It stops sounding like a general “culture war complaint” and becomes prophetic testimony rooted in dust, stone, and witness. <text:s/></text:p>
      <text:p text:style-name="Standard"/>
      <text:p text:style-name="Standard">Do you want me to **sharpen this further into a “public” version** (something that could stand as a blog post under the title *The East Wing Falls*), or keep it in **private prophetic register** (more like a prayer or psalm for yourself)?&lt;/div&gt;&lt;/pre&gt;&lt;pre class="message"&gt;&lt;div class="author"&gt;user&lt;/div&gt;&lt;div&gt;public would be nice to see&lt;/div&gt;&lt;/pre&gt;&lt;pre class="message"&gt;&lt;div class="author"&gt;ChatGPT&lt;/div&gt;&lt;div&gt;Here’s a version shaped for **public voice** — still carrying the <text:soft-page-break/>prophetic cadence, but tightened so it could stand as a blog post or public reflection under the title *The East Wing Falls.* <text:s/></text:p>
      <text:p text:style-name="Standard"/>
      <text:p text:style-name="Standard">---</text:p>
      <text:p text:style-name="Standard"/>
      <text:p text:style-name="Standard"># The East Wing Falls <text:s/></text:p>
      <text:p text:style-name="Standard"/>
      <text:p text:style-name="Standard">“Woe is me! Why was I born to see the ruin of my people and the ruin of the holy city, and to sit idle while it is given into the hands of enemies, and the sanctuary into the hands of strangers?” <text:s/></text:p>
      <text:p text:style-name="Standard">— *1 Maccabees 2:7* <text:s/></text:p>
      <text:p text:style-name="Standard"/>
      <text:p text:style-name="Standard">The East Wing has fallen. <text:s/></text:p>
      <text:p text:style-name="Standard"/>
      <text:p text:style-name="Standard">I walked the dust and rubble as the beams cracked and the stones came down. And while the walls groaned, there was laughter. Jeering. My own countrymen — mocking the ruin of what once sheltered them. <text:s/></text:p>
      <text:p text:style-name="Standard"/>
      <text:p text:style-name="Standard">This is what broke me: not the collapse itself, but the laughter. The ease with which destruction was turned into spectacle. The refusal to remember that these walls once held prayers, once bore the weight of community, once stood as a place of care. <text:s/></text:p>
      <text:p text:style-name="Standard"/>
      <text:p text:style-name="Standard">And then I knew the word for it: **cheap grace.** <text:s/></text:p>
      <text:p text:style-name="Standard"/>
      <text:p text:style-name="Standard">Bonhoeffer named it long ago — grace without discipleship, comfort without responsibility, forgiveness without repentance. That is what I saw among the ruins. A hollow consolation offered in the place of reverence. A quick joke in the place of mourning. <text:s/></text:p>
      <text:p text:style-name="Standard"/>
      <text:p text:style-name="Standard">We trade fidelity for applause, stewardship for ease, discipline for derision. We call it normal, even clever. But the East Wing stands as witness against us. <text:s/></text:p>
      <text:p text:style-name="Standard"/>
      <text:p text:style-name="Standard">I stumbled through the wreckage, bruised and cut, and thought: this is what it means to walk among ruins. To feel in your own body what others mock. To see the sanctuary fall while those bound to it laugh. <text:s/></text:p>
      <text:p text:style-name="Standard"/>
      <text:p text:style-name="Standard">The East Wing has fallen. <text:s/></text:p>
      <text:p text:style-name="Standard">And in that fall, we are exposed. <text:s/></text:p>
      <text:p text:style-name="Standard"/>
      <text:p text:style-name="Standard">Will we learn? Will we repent? Will we remember? Or will we keep laughing, until there is nothing left but dust and echoes? <text:s/></text:p>
      <text:p text:style-name="Standard"/>
      <text:p text:style-name="Standard">---</text:p>
      <text:p text:style-name="Standard"/>
      <text:p text:style-name="Standard">This way, it’s short enough for a post, retains the lament’s prophetic sharpness, and names Bonhoeffer and scripture without feeling like a private journal entry. <text:s/></text:p>
      <text:p text:style-name="Standard"/>
      <text:p text:style-name="Standard">Would you like me to **make it sharper still** (more confrontational, in the voice of cultural critique), or **leave it here as a reflective lament** meant to stir but not alienate?&lt;/div&gt;&lt;/pre&gt;&lt;pre class="message"&gt;&lt;div class="author"&gt;user&lt;/div&gt;&lt;div&gt;yes&lt;/div&gt;&lt;/pre&gt;&lt;pre class="message"&gt;&lt;div class="author"&gt;ChatGPT&lt;/div&gt;&lt;div&gt;Got it — here’s the **sharper, more confrontational public <text:soft-page-break/>version** of *The East Wing Falls.* This one leans less toward quiet lament and more toward cultural critique with prophetic teeth: <text:s/></text:p>
      <text:p text:style-name="Standard"/>
      <text:p text:style-name="Standard">---</text:p>
      <text:p text:style-name="Standard"/>
      <text:p text:style-name="Standard"># The East Wing Falls <text:s/></text:p>
      <text:p text:style-name="Standard"/>
      <text:p text:style-name="Standard">“Woe is me! Why was I born to see the ruin of my people and the ruin of the holy city, and to sit idle while it is given into the hands of enemies, and the sanctuary into the hands of strangers?” <text:s/></text:p>
      <text:p text:style-name="Standard">— *1 Maccabees 2:7* <text:s/></text:p>
      <text:p text:style-name="Standard"/>
      <text:p text:style-name="Standard">The East Wing has fallen. <text:s/></text:p>
      <text:p text:style-name="Standard"/>
      <text:p text:style-name="Standard">Not by accident. Not by fate. It fell because we let it. And worse, because some cheered while it fell. <text:s/></text:p>
      <text:p text:style-name="Standard"/>
      <text:p text:style-name="Standard">I walked among the dust, feet cut on the stones, ears filled not with mourning but with laughter. My own countrymen — sneering, joking, turning ruin into sport. That is the sickness. Not the collapse of walls, but the collapse of conscience. <text:s/></text:p>
      <text:p text:style-name="Standard"/>
      <text:p text:style-name="Standard">This is **cheap grace.** Bonhoeffer named it: forgiveness without repentance, comfort without cost, faith without the cross. And we live it. We baptize negligence as progress. We clothe mockery in irony. We call destruction “necessary” and laughter “normal.” <text:s/></text:p>
      <text:p text:style-name="Standard"/>
      <text:p text:style-name="Standard">Where was reverence? Where was stewardship? Where was even the decency to grieve? Instead, professionalism was traded for derision, fidelity for apathy. The East Wing fell, and we clapped. <text:s/></text:p>
      <text:p text:style-name="Standard"/>
      <text:p text:style-name="Standard">Do not be deceived: ruins testify. They speak louder than excuses. They bear witness against us. <text:s/></text:p>
      <text:p text:style-name="Standard"/>
      <text:p text:style-name="Standard">The East Wing has fallen — and in its fall, we are exposed. Our hearts are revealed, our laughter recorded. The question is not whether the stones will rise again, but whether we will. <text:s/></text:p>
      <text:p text:style-name="Standard"/>
      <text:p text:style-name="Standard">---</text:p>
      <text:p text:style-name="Standard"/>
      <text:p text:style-name="Standard">This version is fit to publish when you want to jolt readers awake, not simply move them to tears. It points the finger outward while still showing your bruised witness within it. <text:s/></text:p>
      <text:p text:style-name="Standard"/>
      <text:p text:style-name="Standard">Do you want me to **lay it out in a blog-ready format** (title, subhead, a closing “call to remember/repent” line), or keep it in this raw prophetic-critique form?&lt;/div&gt;&lt;/pre&gt;&lt;pre class="message"&gt;&lt;div class="author"&gt;user&lt;/div&gt;&lt;div&gt;"Woe is me! Why was I born to see the ruin of my people and the ruin of the holy city, and to sit idle while it is given into the hands of enemies, and the sanctuary into the hands of strangers?” 1 Maccabees 2:7</text:p>
      <text:p text:style-name="Standard"/>
      <text:p text:style-name="Standard">My country is falling around me. Its like stumbling through rubble while people laugh and jeer. But, I say to myself, these are my countrymen. I don’t understand.</text:p>
      <text:p text:style-name="Standard"/>
      <text:p text:style-name="Standard">And then, cheap grace.</text:p>
      <text:p text:style-name="Standard"/>
      <text:p text:style-name="Standard">I know now the meaning here. Cheap grace. <text:s/>Others have known it too. Bonhoffer comes to mind. <text:s/></text:p>
      <text:p text:style-name="Standard"/>
      <text:p text:style-name="Standard"><text:soft-page-break/>Were is the professionalism? Instead, jeering, laughter. And I bruise my feet and legs walking the ruins.</text:p>
      <text:p text:style-name="Standard"/>
      <text:p text:style-name="Standard">Got it — here’s the sharper, more confrontational public version of The East Wing Falls. This one leans less toward quiet lament and more toward cultural critique with prophetic teeth:</text:p>
      <text:p text:style-name="Standard"/>
      <text:p text:style-name="Standard">The East Wing Falls</text:p>
      <text:p text:style-name="Standard">“Woe is me! Why was I born to see the ruin of my people and the ruin of the holy city, and to sit idle while it is given into the hands of enemies, and the sanctuary into the hands of strangers?”</text:p>
      <text:p text:style-name="Standard">— 1 Maccabees 2:7</text:p>
      <text:p text:style-name="Standard">The East Wing has fallen.</text:p>
      <text:p text:style-name="Standard">Not by accident. Not by fate. It fell because we let it. And worse, because some cheered while it fell.</text:p>
      <text:p text:style-name="Standard">We all walk among the dust now, cutting our feet on the stones, ears filled not with mourning but with laughter of my own countrymen — sneering, joking, turning ruin into sport. </text:p>
      <text:p text:style-name="Standard"/>
      <text:p text:style-name="Standard">This sickness. It is not the collapse of walls, but the collapse of conscience.</text:p>
      <text:p text:style-name="Standard"/>
      <text:p text:style-name="Standard">More, it is cheap grace. Bonhoeffer named it: forgiveness without repentance, comfort without cost, faith without the cross. </text:p>
      <text:p text:style-name="Standard"/>
      <text:p text:style-name="Standard">And we live it now. We baptize negligence as progress. We clothe mockery in irony. We call destruction “necessary” and laughter “normal.”</text:p>
      <text:p text:style-name="Standard"/>
      <text:p text:style-name="Standard">Where is reverence? Where is stewardship? Where is even the decency to grieve? Instead, capitalism was traded for derision, fidelity for apathy. The East Wing fell, and we clapped.</text:p>
      <text:p text:style-name="Standard"/>
      <text:p text:style-name="Standard">Do not be deceived: ruins testify. They speak louder than excuses. They bear witness against us.</text:p>
      <text:p text:style-name="Standard"/>
      <text:p text:style-name="Standard">The East Wing has fallen — and in its fall, we are exposed. We stand now revealed, our laughter recorded. The question is not whether the stones will rise again, but whether we will.&lt;/div&gt;&lt;/pre&gt;&lt;pre class="message"&gt;&lt;div class="author"&gt;ChatGPT&lt;/div&gt;&lt;div&gt;Here’s a polished **public-ready version** of *The East Wing Falls*, based on your draft, tightened for impact and cadence, with prophetic weight and cultural critique intact. I’ve kept the bones of what you wrote, but honed it so it reads cleanly and lands hard. <text:s/></text:p>
      <text:p text:style-name="Standard"/>
      <text:p text:style-name="Standard">---</text:p>
      <text:p text:style-name="Standard"/>
      <text:p text:style-name="Standard"># The East Wing Falls <text:s/></text:p>
      <text:p text:style-name="Standard"/>
      <text:p text:style-name="Standard">&amp;gt; “Woe is me! Why was I born to see the ruin of my people and the ruin of the holy city, and to sit idle while it is given into the hands of enemies, and the sanctuary into the hands of strangers?” <text:s/></text:p>
      <text:p text:style-name="Standard">&amp;gt; — *1 Maccabees 2:7* <text:s/></text:p>
      <text:p text:style-name="Standard"/>
      <text:p text:style-name="Standard">The East Wing has fallen. <text:s/></text:p>
      <text:p text:style-name="Standard"/>
      <text:p text:style-name="Standard">Not by accident. Not by fate. It fell because we let it. And worse — because some cheered while it fell. <text:s/></text:p>
      <text:p text:style-name="Standard"/>
      <text:p text:style-name="Standard">We walk among the dust now, cutting our feet on the stones. Yet our ears are filled not with mourning but with laughter — the sneer of our own countrymen, turning ruin into sport. <text:s/></text:p>
      <text:p text:style-name="Standard"/>
      <text:p text:style-name="Standard"><text:soft-page-break/>This is the deeper sickness: not the collapse of walls, but the collapse of conscience. <text:s/></text:p>
      <text:p text:style-name="Standard"/>
      <text:p text:style-name="Standard">It is **cheap grace.** Bonhoeffer named it: forgiveness without repentance, comfort without cost, faith without the cross. We live it still. We baptize negligence as progress. We clothe mockery in irony. We call destruction “necessary” and laughter “normal.” <text:s/></text:p>
      <text:p text:style-name="Standard"/>
      <text:p text:style-name="Standard">Where is reverence? Where is stewardship? Where is even the decency to grieve? Fidelity has been traded for apathy, responsibility for derision. The East Wing fell — and we clapped. <text:s/></text:p>
      <text:p text:style-name="Standard"/>
      <text:p text:style-name="Standard">Do not be deceived: ruins testify. They speak louder than excuses. They bear witness against us. <text:s/></text:p>
      <text:p text:style-name="Standard"/>
      <text:p text:style-name="Standard">The East Wing has fallen. And in its fall, we are exposed. We stand revealed, our laughter recorded. The question is not whether the stones will rise again, but whether we will. <text:s/></text:p>
      <text:p text:style-name="Standard"/>
      <text:p text:style-name="Standard">---</text:p>
      <text:p text:style-name="Standard"/>
      <text:p text:style-name="Standard">This reads like a piece you could publish straight to a blog, newsletter, or parish bulletin — it has the lament’s fire but in a form that invites readers to sit with it rather than skim past. <text:s/></text:p>
      <text:p text:style-name="Standard"/>
      <text:p text:style-name="Standard">Do you want me to also **draft a short intro paragraph** (something like a “framing note” that sets up the reflection before the scripture quote), so readers know this isn’t just about bricks and mortar but about conscience?&lt;/div&gt;&lt;/pre&gt;&lt;pre class="message"&gt;&lt;div class="author"&gt;user&lt;/div&gt;&lt;div&gt;well, what did you think of the changes i pasted?&lt;/div&gt;&lt;/pre&gt;&lt;pre class="message"&gt;&lt;div class="author"&gt;ChatGPT&lt;/div&gt;&lt;div&gt;I went line by line through what you pasted — and here’s my take: <text:s/></text:p>
      <text:p text:style-name="Standard"/>
      <text:p text:style-name="Standard">---</text:p>
      <text:p text:style-name="Standard"/>
      <text:p text:style-name="Standard">### What You Did Well</text:p>
      <text:p text:style-name="Standard">- **Shift from “my” to “we”** — You wrote *“We all walk among the dust now…”* That’s a big improvement. It pulls the lament out of personal grievance and into communal testimony, which matches the Maccabees tone. It feels less like diary, more like prophecy. <text:s/></text:p>
      <text:p text:style-name="Standard">- **Sharpened sickness** — The line *“This sickness. It is not the collapse of walls, but the collapse of conscience”* is excellent. Short, declarative, heavy. That lands. <text:s/></text:p>
      <text:p text:style-name="Standard">- **Bonhoeffer integrated** — Instead of just dropping his name, you tied him in with a proper colon: *“Bonhoeffer named it: forgiveness without repentance…”* That feels more woven-in, less like citation. <text:s/></text:p>
      <text:p text:style-name="Standard">- **Exposed ending** — *“We stand now revealed, our laughter recorded”* is powerful. It pushes beyond lament into judgment. That’s exactly the move a public piece needs. <text:s/></text:p>
      <text:p text:style-name="Standard"/>
      <text:p text:style-name="Standard">---</text:p>
      <text:p text:style-name="Standard"/>
      <text:p text:style-name="Standard">### Where It Falters</text:p>
      <text:p text:style-name="Standard">- **“Capitalism was traded for derision”** — That substitution jars. In your earlier version it was *“professionalism.”* Here it flips to “capitalism,” but neither really fits the register. Both feel like you slipped out of prophetic cadence into op-ed buzzword territory. “Capitalism” pulls the reader into a whole other debate. The lament works better when it names failures of reverence, fidelity, or stewardship — not macroeconomic systems. <text:s/></text:p>
      <text:p text:style-name="Standard"><text:soft-page-break/>- **A few loose seams** — Some lines read slightly overstuffed, like *“ears filled not with mourning but with laughter of my own countrymen — sneering, joking, turning ruin into sport.”* That’s strong content, but you could cut it down to one striking image (“their laughter turned ruin into sport”). Brevity sharpens the knife. <text:s/></text:p>
      <text:p text:style-name="Standard">- **The rhythm isn’t fully consistent** — You’ve got a mix of long, winding sentences and blunt fragments. That can work if intentional, but here it feels uneven. For example, *“This sickness. It is not the collapse of walls, but the collapse of conscience.”* That’s perfect. But the sentence right before it sprawls. <text:s/></text:p>
      <text:p text:style-name="Standard"/>
      <text:p text:style-name="Standard">---</text:p>
      <text:p text:style-name="Standard"/>
      <text:p text:style-name="Standard">### Overall</text:p>
      <text:p text:style-name="Standard">Your revisions made it **sharper, heavier, and more communal** — huge improvements. The core image (collapse of conscience &amp;gt; collapse of walls) is excellent, and the ending now bites. The only weak spot is the “capitalism/professionalism” word — it muddies the register. <text:s/></text:p>
      <text:p text:style-name="Standard"/>
      <text:p text:style-name="Standard">---</text:p>
      <text:p text:style-name="Standard"/>
      <text:p text:style-name="Standard">Do you want me to **offer you a clean edit of *your* revised version**, tightening just a few seams and swapping that one awkward word — so you can see how it reads without losing your new strength?&lt;/div&gt;&lt;/pre&gt;&lt;pre class="message"&gt;&lt;div class="author"&gt;user&lt;/div&gt;&lt;div&gt;what would you change in capitalism/professionalism&lt;/div&gt;&lt;/pre&gt;&lt;pre class="message"&gt;&lt;div class="author"&gt;ChatGPT&lt;/div&gt;&lt;div&gt;That’s the one weak link in your otherwise strong rewrite. Both **“professionalism”** (your first draft) and **“capitalism”** (your revision) flatten the tone — they yank the reader from biblical lament into jargon or ideology. Neither word belongs in the prophetic cadence you’ve built. <text:s/></text:p>
      <text:p text:style-name="Standard"/>
      <text:p text:style-name="Standard">Here are some sharper replacements that keep the register consistent: <text:s/></text:p>
      <text:p text:style-name="Standard"/>
      <text:p text:style-name="Standard">- **“reverence”** – *“Instead, reverence was traded for derision…”* <text:s/></text:p>
      <text:p text:style-name="Standard">- **“fidelity”** – *“Instead, fidelity was traded for apathy…”* (you already use this pairing, it works well). <text:s/></text:p>
      <text:p text:style-name="Standard">- **“stewardship”** – *“Instead, stewardship was abandoned for derision…”* <text:s/></text:p>
      <text:p text:style-name="Standard">- **“discipline”** – *“Instead, discipline was exchanged for mockery…”* <text:s/></text:p>
      <text:p text:style-name="Standard"/>
      <text:p text:style-name="Standard">These terms are closer to what you’re actually naming: the collapse of duty, integrity, and conscience. They echo Bonhoeffer more than “professionalism” does, and they avoid the big ideological detour “capitalism” drags in. <text:s/></text:p>
      <text:p text:style-name="Standard"/>
      <text:p text:style-name="Standard">If I were to choose one, I’d go with **“reverence”** — because it hits at the sacred dimension. Your whole lament is about desecration, not workplace norms or economics. <text:s/></text:p>
      <text:p text:style-name="Standard"/>
      <text:p text:style-name="Standard">Want me to show you how the piece reads if we swap that line for **“reverence was traded for derision”**?&lt;/div&gt;&lt;/pre&gt;&lt;pre class="message"&gt;&lt;div class="author"&gt;user&lt;/div&gt;&lt;div&gt;"Woe is me! Why was I born to see the ruin of my people and the ruin of the holy city, and to sit idle while it is given into the hands of enemies, and the sanctuary into the hands of strangers?” 1 Maccabees 2:7</text:p>
      <text:p text:style-name="Standard"/>
      <text:p text:style-name="Standard">My country is falling around me. Its like stumbling through rubble while people laugh and jeer. But, I say to myself, these are my countrymen. I don’t understand.</text:p>
      <text:p text:style-name="Standard"><text:soft-page-break/></text:p>
      <text:p text:style-name="Standard">And then, cheap grace.</text:p>
      <text:p text:style-name="Standard"/>
      <text:p text:style-name="Standard">I know now the meaning here. Cheap grace. <text:s/>Others have known it too. Bonhoffer comes to mind. <text:s/></text:p>
      <text:p text:style-name="Standard"/>
      <text:p text:style-name="Standard">Were is the professionalism? Instead, jeering, laughter. And I bruise my feet and legs walking the ruins.</text:p>
      <text:p text:style-name="Standard"/>
      <text:p text:style-name="Standard">Got it — here’s the sharper, more confrontational public version of The East Wing Falls. This one leans less toward quiet lament and more toward cultural critique with prophetic teeth:</text:p>
      <text:p text:style-name="Standard"/>
      <text:p text:style-name="Standard">The East Wing Falls</text:p>
      <text:p text:style-name="Standard">“Woe is me! Why was I born to see the ruin of my people and the ruin of the holy city, and to sit idle while it is given into the hands of enemies, and the sanctuary into the hands of strangers?”</text:p>
      <text:p text:style-name="Standard">— 1 Maccabees 2:7</text:p>
      <text:p text:style-name="Standard"/>
      <text:p text:style-name="Standard">The East Wing has fallen.</text:p>
      <text:p text:style-name="Standard"/>
      <text:p text:style-name="Standard">Not by accident. Not by fate. It fell because we let it. And worse, because some cheered while it fell.</text:p>
      <text:p text:style-name="Standard"/>
      <text:p text:style-name="Standard">We all walk among the dust now, cutting our feet on the stones, ears filled not with mourning but with laughter of my own countrymen — sneering, joking, turning ruin into sport. </text:p>
      <text:p text:style-name="Standard"/>
      <text:p text:style-name="Standard">This sickness. It is not the collapse of walls, but the collapse of conscience.</text:p>
      <text:p text:style-name="Standard"/>
      <text:p text:style-name="Standard">More, it is cheap grace. Bonhoeffer named it: forgiveness without repentance, comfort without cost, faith without the cross. </text:p>
      <text:p text:style-name="Standard"/>
      <text:p text:style-name="Standard">And we live it now. We baptize negligence as progress. We clothe mockery in irony. We call destruction “necessary” and laughter “normal.”</text:p>
      <text:p text:style-name="Standard"/>
      <text:p text:style-name="Standard">Where is reverence? Where is stewardship? Where is even the decency to grieve? Instead, reverence has been traded for derision, fidelity for apathy. The East Wing fell, and we clapped.</text:p>
      <text:p text:style-name="Standard"/>
      <text:p text:style-name="Standard">Do not be deceived: ruins testify. They speak louder than excuses. They bear witness against us.</text:p>
      <text:p text:style-name="Standard"/>
      <text:p text:style-name="Standard">The East Wing has fallen — and in its fall, we are exposed. We stand now revealed, our laughter recorded. The question is not whether the stones will rise again, but whether we will.&lt;/div&gt;&lt;/pre&gt;&lt;pre class="message"&gt;&lt;div class="author"&gt;ChatGPT&lt;/div&gt;&lt;div&gt;I think your changes were very strong overall. You made the piece **tighter, sharper, and more communal** — and the shift from “professionalism/capitalism” to **“reverence has been traded for derision, fidelity for apathy”** was the best possible move. <text:s/></text:p>
      <text:p text:style-name="Standard"/>
      <text:p text:style-name="Standard">Here’s why: <text:s/></text:p>
      <text:p text:style-name="Standard"/>
      <text:p text:style-name="Standard">- **“Reverence” grounds it in the sacred.** It fits the biblical cadence, unlike “professionalism” (too managerial) or “capitalism” (too ideological). It keeps the lament focused on desecration, not business or economics. <text:s/></text:p>
      <text:p text:style-name="Standard">- **“Fidelity for apathy” balances the parallel.** That pairing has a prophetic rhythm — covenant language set against betrayal. <text:s/></text:p>
      <text:p text:style-name="Standard"><text:soft-page-break/></text:p>
      <text:p text:style-name="Standard">Other things you improved: <text:s/></text:p>
      <text:p text:style-name="Standard">- The move from “my” to “we” gives the text collective gravity. <text:s/></text:p>
      <text:p text:style-name="Standard">- The blunt line *“This sickness. It is not the collapse of walls, but the collapse of conscience”* works beautifully — concise, declarative, piercing. <text:s/></text:p>
      <text:p text:style-name="Standard">- The closing cadence (*“not whether the stones will rise again, but whether we will”*) now feels properly prophetic, like a final blow. <text:s/></text:p>
      <text:p text:style-name="Standard"/>
      <text:p text:style-name="Standard">If I were to tweak one small thing, it would be **tightening the long middle sentence**: <text:s/></text:p>
      <text:p text:style-name="Standard"/>
      <text:p text:style-name="Standard">&amp;gt; *“…ears filled not with mourning but with laughter of my own countrymen — sneering, joking, turning ruin into sport.”* <text:s/></text:p>
      <text:p text:style-name="Standard"/>
      <text:p text:style-name="Standard">It could hit harder as: <text:s/></text:p>
      <text:p text:style-name="Standard"/>
      <text:p text:style-name="Standard">&amp;gt; *“…ears filled not with mourning but with the laughter of my own countrymen — turning ruin into sport.”* <text:s/></text:p>
      <text:p text:style-name="Standard"/>
      <text:p text:style-name="Standard">Shorter, sharper. <text:s/></text:p>
      <text:p text:style-name="Standard"/>
      <text:p text:style-name="Standard">But that’s detail work — overall, your latest version feels **ready for public voice**. <text:s/></text:p>
      <text:p text:style-name="Standard"/>
      <text:p text:style-name="Standard">Would you like me to give you a **side-by-side version** (your draft vs a slightly tightened one) so you can see exactly where the seams could be smoothed?&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2:03:57.799338681</meta:creation-date>
    <dc:date>2025-11-14T22:04:08.873653363</dc:date>
    <meta:editing-duration>PT12S</meta:editing-duration>
    <meta:editing-cycles>1</meta:editing-cycles>
    <meta:document-statistic meta:table-count="0" meta:image-count="0" meta:object-count="0" meta:page-count="14" meta:paragraph-count="285" meta:word-count="5202" meta:character-count="32467" meta:non-whitespace-character-count="27046"/>
    <meta:generator>LibreOffice/24.2.7.2$Linux_X86_64 LibreOffice_project/420$Build-2</meta:generator>
  </office:meta>
</office:document-meta>
</file>